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6A0000001A8000001A82F87D344D623AC1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a204" officeooo:paragraph-rsid="000fa204"/>
    </style:style>
    <style:style style:name="P2" style:family="paragraph" style:parent-style-name="Standard" style:list-style-name="L5">
      <style:text-properties officeooo:rsid="000fa204" officeooo:paragraph-rsid="000fa204"/>
    </style:style>
    <style:style style:name="P3" style:family="paragraph" style:parent-style-name="Standard">
      <style:text-properties officeooo:paragraph-rsid="000fa204"/>
    </style:style>
    <style:style style:name="P4" style:family="paragraph" style:parent-style-name="Standard" style:list-style-name="L5">
      <style:text-properties officeooo:paragraph-rsid="000fef2e"/>
    </style:style>
    <style:style style:name="P5" style:family="paragraph" style:parent-style-name="Standard" style:list-style-name="L5">
      <style:text-properties officeooo:rsid="000fef2e" officeooo:paragraph-rsid="000fef2e"/>
    </style:style>
    <style:style style:name="P6" style:family="paragraph" style:parent-style-name="Standard">
      <style:text-properties officeooo:rsid="000fef2e" officeooo:paragraph-rsid="000fef2e"/>
    </style:style>
    <style:style style:name="T1" style:family="text">
      <style:text-properties officeooo:rsid="000fef2e"/>
    </style:style>
    <style:style style:name="T2" style:family="text">
      <style:text-properties officeooo:rsid="0010ba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6A0000001A8000001A82F87D344D623AC12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8730263338084757" text:style-name="L1">
        <text:list-item>
          <text:p text:style-name="P1">Transcription of an .mp4 file (speech to text) to an .srt file with timestamps.</text:p>
          <text:list>
            <text:list-item>
              <text:p text:style-name="P1">Audio was converted to text using Google cloud API (Speech to Text)</text:p>
            </text:list-item>
            <text:list-item>
              <text:p text:style-name="P1">Text file was then converted to .srt file which has text and its corresponding timestamps.</text:p>
            </text:list-item>
          </text:list>
        </text:list-item>
      </text:list>
      <text:p text:style-name="P3"/>
      <text:p text:style-name="P3"/>
      <text:list xml:id="list4526925538278190236" text:style-name="L5">
        <text:list-item>
          <text:p text:style-name="P2">Intput text phrase matching</text:p>
          <text:list>
            <text:list-item>
              <text:p text:style-name="P5">The .srt file was used for text matching with the input text and if it matches at any instance, the corresponding timestamp was extracted.</text:p>
            </text:list-item>
          </text:list>
        </text:list-item>
      </text:list>
      <text:p text:style-name="P6"/>
      <text:p text:style-name="P6"/>
      <text:list xml:id="list145046506393906" text:continue-numbering="true" text:style-name="L5">
        <text:list-item>
          <text:p text:style-name="P4"><text:span text:style-name="T1">Timestamp to frame<text:tab/></text:span></text:p>
          <text:list>
            <text:list-item>
              <text:p text:style-name="P5">timestamp which was extracted is converted to corresponding frame, from which the the output video needs to played.</text:p>
            </text:list-item>
          </text:list>
        </text:list-item>
      </text:list>
      <text:p text:style-name="P6"/>
      <text:list xml:id="list145044979257315" text:continue-numbering="true" text:style-name="L5">
        <text:list-item>
          <text:p text:style-name="P5">Playing the video using Opencv library</text:p>
          <text:list>
            <text:list-item>
              <text:p text:style-name="P5">The postion of the current frame is set to the frame corresponding to the extracted timestamp.</text:p>
            </text:list-item>
            <text:list-item>
              <text:p text:style-name="P5">The <text:span text:style-name="T2">video</text:span> <text:span text:style-name="T2">is</text:span> then played from that particular frame until the user presses “q”.</text:p>
            </text:list-item>
          </text:list>
        </text:list-item>
      </text:list>
      <text:p text:style-name="P6"/>
      <text:list xml:id="list145045888725514" text:continue-numbering="true" text:style-name="L5">
        <text:list-item>
          <text:p text:style-name="P5"/>
          <text:list>
            <text:list-header>
              <text:p text:style-name="P5"/>
            </text:list-header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4:21:31.505375638</meta:creation-date>
    <dc:date>2019-07-30T14:50:44.742397719</dc:date>
    <meta:editing-duration>PT7M52S</meta:editing-duration>
    <meta:editing-cycles>1</meta:editing-cycles>
    <meta:document-statistic meta:table-count="0" meta:image-count="0" meta:object-count="0" meta:page-count="1" meta:paragraph-count="13" meta:word-count="138" meta:character-count="760" meta:non-whitespace-character-count="641"/>
    <meta:generator>LibreOffice/5.1.6.2$Linux_X86_64 LibreOffice_project/10m0$Build-2</meta:generator>
  </office:meta>
</office:document-meta>
</file>